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70.44pt"/>
    </style:style>
    <style:style style:name="co10" style:family="table-column">
      <style:table-column-properties fo:break-before="auto" style:column-width="102.1pt"/>
    </style:style>
    <style:style style:name="ro1" style:family="table-row">
      <style:table-row-properties style:row-height="26.8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995" table:default-cell-style-name="ce1"/>
        <table:table-row table:style-name="ro1">
          <table:table-cell office:value-type="string" calcext:value-type="string">
            <text:p>MACRO STATE</text:p>
          </table:table-cell>
          <table:table-cell office:value-type="string" calcext:value-type="string">
            <text:p>DrIntData</text:p>
          </table:table-cell>
          <table:table-cell table:style-name="ce2" office:value-type="string" calcext:value-type="string">
            <text:p>chkZ</text:p>
          </table:table-cell>
          <table:table-cell table:style-name="ce2" office:value-type="string" calcext:value-type="string">
            <text:p>OPTest</text:p>
          </table:table-cell>
          <table:table-cell table:style-name="ce2" office:value-type="string" calcext:value-type="string">
            <text:p>ALUHi</text:p>
          </table:table-cell>
          <table:table-cell table:style-name="ce2" office:value-type="string" calcext:value-type="string">
            <text:p>ALULo</text:p>
          </table:table-cell>
          <table:table-cell table:style-name="ce2" office:value-type="string" calcext:value-type="string">
            <text:p>RegSelHi</text:p>
          </table:table-cell>
          <table:table-cell table:style-name="ce2" office:value-type="string" calcext:value-type="string">
            <text:p>RegSelLo</text:p>
          </table:table-cell>
          <table:table-cell table:style-name="ce2" office:value-type="string" calcext:value-type="string">
            <text:p>WrMEM</text:p>
          </table:table-cell>
          <table:table-cell table:style-name="ce2" office:value-type="string" calcext:value-type="string">
            <text:p>WrREG</text:p>
          </table:table-cell>
          <table:table-cell table:style-name="ce2" office:value-type="string" calcext:value-type="string">
            <text:p>LdZ</text:p>
          </table:table-cell>
          <table:table-cell table:style-name="ce2" office:value-type="string" calcext:value-type="string">
            <text:p>LdB</text:p>
          </table:table-cell>
          <table:table-cell table:style-name="ce2" office:value-type="string" calcext:value-type="string">
            <text:p>LdA</text:p>
          </table:table-cell>
          <table:table-cell table:style-name="ce2" office:value-type="string" calcext:value-type="string">
            <text:p>LdMAR</text:p>
          </table:table-cell>
          <table:table-cell table:style-name="ce2" office:value-type="string" calcext:value-type="string">
            <text:p>LdIR</text:p>
          </table:table-cell>
          <table:table-cell table:style-name="ce2" office:value-type="string" calcext:value-type="string">
            <text:p>LdPC</text:p>
          </table:table-cell>
          <table:table-cell table:style-name="ce2" office:value-type="string" calcext:value-type="string">
            <text:p>DrOFF</text:p>
          </table:table-cell>
          <table:table-cell table:style-name="ce2" office:value-type="string" calcext:value-type="string">
            <text:p>DrPC</text:p>
          </table:table-cell>
          <table:table-cell table:style-name="ce2" office:value-type="string" calcext:value-type="string">
            <text:p>DrALU</text:p>
          </table:table-cell>
          <table:table-cell table:style-name="ce2" office:value-type="string" calcext:value-type="string">
            <text:p>DrMEM</text:p>
          </table:table-cell>
          <table:table-cell table:style-name="ce2" office:value-type="string" calcext:value-type="string">
            <text:p>DrREG</text:p>
          </table:table-cell>
          <table:table-cell table:style-name="ce2" office:value-type="string" calcext:value-type="string">
            <text:p>NS[5]</text:p>
          </table:table-cell>
          <table:table-cell table:style-name="ce2" office:value-type="string" calcext:value-type="string">
            <text:p>NS[4]</text:p>
          </table:table-cell>
          <table:table-cell table:style-name="ce2" office:value-type="string" calcext:value-type="string">
            <text:p>NS[3]</text:p>
          </table:table-cell>
          <table:table-cell table:style-name="ce2" office:value-type="string" calcext:value-type="string">
            <text:p>NS[2]</text:p>
          </table:table-cell>
          <table:table-cell table:style-name="ce2" office:value-type="string" calcext:value-type="string">
            <text:p>NS[1]</text:p>
          </table:table-cell>
          <table:table-cell table:style-name="ce2" office:value-type="string" calcext:value-type="string">
            <text:p>NS[0]</text:p>
          </table:table-cell>
          <table:table-cell office:value-type="string" calcext:value-type="string">
            <text:p>State Number</text:p>
          </table:table-cell>
          <table:table-cell office:value-type="string" calcext:value-type="string">
            <text:p>Next State (Decimal)</text:p>
          </table:table-cell>
          <table:table-cell office:value-type="string" calcext:value-type="string">
            <text:p>Start State</text:p>
          </table:table-cell>
          <table:table-cell office:value-type="string" calcext:value-type="string">
            <text:p>DrEnInt</text:p>
          </table:table-cell>
          <table:table-cell table:style-name="ce6" office:value-type="string" calcext:value-type="string">
            <text:p>LdEnInt</text:p>
          </table:table-cell>
          <table:table-cell office:value-type="string" calcext:value-type="string">
            <text:p>IntAck</text:p>
          </table:table-cell>
          <table:table-cell table:style-name="Default" office:value-type="string" calcext:value-type="string">
            <text:p>chkInt</text:p>
          </table:table-cell>
          <table:table-cell table:style-name="ce7" office:value-type="string" calcext:value-type="string">
            <text:p>HEX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BIN2DEC(CONCATENATE([.V2];[.W2];[.X2];[.Y2];[.Z2];[.AA2])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 BIN2HEX(CONCATENATE([.B2]; [.C2]; [.D2];[.E2];[.F2];[.G2]);2)&amp;BIN2HEX(CONCATENATE([.H2];[.I2];[.J2];[.K2];[.L2]; [.M2];[.N2];[.O2]);2) &amp; BIN2HEX(CONCATENATE([.P2];[.Q2];[.R2];[.S2];[.T2];[.U2];[.V2];[.W2] );2) &amp; BIN2HEX(CONCATENATE([.X2];[.Y2];[.Z2];[.AA2];[.AE2];[.AF2];[.AG2];[.AH2] );2)" office:value-type="string" office:string-value="00062011" calcext:value-type="string">
            <text:p>00062011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BIN2DEC(CONCATENATE([.V3];[.W3];[.X3];[.Y3];[.Z3];[.AA3])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]; [.C3]; [.D3];[.E3];[.F3];[.G3]);2)&amp;BIN2HEX(CONCATENATE([.H3];[.I3];[.J3];[.K3];[.L3]; [.M3];[.N3];[.O3]);2) &amp; BIN2HEX(CONCATENATE([.P3];[.Q3];[.R3];[.S3];[.T3];[.U3];[.V3];[.W3] );2) &amp; BIN2HEX(CONCATENATE([.X3];[.Y3];[.Z3];[.AA3];[.AE3];[.AF3];[.AG3];[.AH3] );2)" office:value-type="string" office:string-value="00010820" calcext:value-type="string">
            <text:p>000108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FETCH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BIN2DEC(CONCATENATE([.V4];[.W4];[.X4];[.Y4];[.Z4];[.AA4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4]; [.C4]; [.D4];[.E4];[.F4];[.G4]);2)&amp;BIN2HEX(CONCATENATE([.H4];[.I4];[.J4];[.K4];[.L4]; [.M4];[.N4];[.O4]);2) &amp; BIN2HEX(CONCATENATE([.P4];[.Q4];[.R4];[.S4];[.T4];[.U4];[.V4];[.W4] );2) &amp; BIN2HEX(CONCATENATE([.X4];[.Y4];[.Z4];[.AA4];[.AE4];[.AF4];[.AG4];[.AH4] );2)" office:value-type="string" office:string-value="0E009000" calcext:value-type="string">
            <text:p>0E009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BIN2DEC(CONCATENATE([.V5];[.W5];[.X5];[.Y5];[.Z5];[.AA5]))" office:value-type="float" office:value="4" calcext:value-type="float">
            <text:p>4</text:p>
          </table:table-cell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5]; [.C5]; [.D5];[.E5];[.F5];[.G5]);2)&amp;BIN2HEX(CONCATENATE([.H5];[.I5];[.J5];[.K5];[.L5]; [.M5];[.N5];[.O5]);2) &amp; BIN2HEX(CONCATENATE([.P5];[.Q5];[.R5];[.S5];[.T5];[.U5];[.V5];[.W5] );2) &amp; BIN2HEX(CONCATENATE([.X5];[.Y5];[.Z5];[.AA5];[.AE5];[.AF5];[.AG5];[.AH5] );2)" office:value-type="string" office:string-value="00840440" calcext:value-type="string">
            <text:p>0084044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BIN2DEC(CONCATENATE([.V6];[.W6];[.X6];[.Y6];[.Z6];[.AA6])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6]; [.C6]; [.D6];[.E6];[.F6];[.G6]);2)&amp;BIN2HEX(CONCATENATE([.H6];[.I6];[.J6];[.K6];[.L6]; [.M6];[.N6];[.O6]);2) &amp; BIN2HEX(CONCATENATE([.P6];[.Q6];[.R6];[.S6];[.T6];[.U6];[.V6];[.W6] );2) &amp; BIN2HEX(CONCATENATE([.X6];[.Y6];[.Z6];[.AA6];[.AE6];[.AF6];[.AG6];[.AH6] );2)" office:value-type="string" office:string-value="01080450" calcext:value-type="string">
            <text:p>010804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BIN2DEC(CONCATENATE([.V7];[.W7];[.X7];[.Y7];[.Z7];[.AA7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7]; [.C7]; [.D7];[.E7];[.F7];[.G7]);2)&amp;BIN2HEX(CONCATENATE([.H7];[.I7];[.J7];[.K7];[.L7]; [.M7];[.N7];[.O7]);2) &amp; BIN2HEX(CONCATENATE([.P7];[.Q7];[.R7];[.S7];[.T7];[.U7];[.V7];[.W7] );2) &amp; BIN2HEX(CONCATENATE([.X7];[.Y7];[.Z7];[.AA7];[.AE7];[.AF7];[.AG7];[.AH7] );2)" office:value-type="string" office:string-value="00201000" calcext:value-type="string">
            <text:p>00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BIN2DEC(CONCATENATE([.V8];[.W8];[.X8];[.Y8];[.Z8];[.AA8]))" office:value-type="float" office:value="7" calcext:value-type="float">
            <text:p>7</text:p>
          </table:table-cell>
          <table:table-cell office:value-type="string" calcext:value-type="string">
            <text:p>NAN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8]; [.C8]; [.D8];[.E8];[.F8];[.G8]);2)&amp;BIN2HEX(CONCATENATE([.H8];[.I8];[.J8];[.K8];[.L8]; [.M8];[.N8];[.O8]);2) &amp; BIN2HEX(CONCATENATE([.P8];[.Q8];[.R8];[.S8];[.T8];[.U8];[.V8];[.W8] );2) &amp; BIN2HEX(CONCATENATE([.X8];[.Y8];[.Z8];[.AA8];[.AE8];[.AF8];[.AG8];[.AH8] );2)" office:value-type="string" office:string-value="00840470" calcext:value-type="string">
            <text:p>008404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BIN2DEC(CONCATENATE([.V9];[.W9];[.X9];[.Y9];[.Z9];[.AA9])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9]; [.C9]; [.D9];[.E9];[.F9];[.G9]);2)&amp;BIN2HEX(CONCATENATE([.H9];[.I9];[.J9];[.K9];[.L9]; [.M9];[.N9];[.O9]);2) &amp; BIN2HEX(CONCATENATE([.P9];[.Q9];[.R9];[.S9];[.T9];[.U9];[.V9];[.W9] );2) &amp; BIN2HEX(CONCATENATE([.X9];[.Y9];[.Z9];[.AA9];[.AE9];[.AF9];[.AG9];[.AH9] );2)" office:value-type="string" office:string-value="01080480" calcext:value-type="string">
            <text:p>0108048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NAND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BIN2DEC(CONCATENATE([.V10];[.W10];[.X10];[.Y10];[.Z10];[.AA10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0]; [.C10]; [.D10];[.E10];[.F10];[.G10]);2)&amp;BIN2HEX(CONCATENATE([.H10];[.I10];[.J10];[.K10];[.L10]; [.M10];[.N10];[.O10]);2) &amp; BIN2HEX(CONCATENATE([.P10];[.Q10];[.R10];[.S10];[.T10];[.U10];[.V10];[.W10] );2) &amp; BIN2HEX(CONCATENATE([.X10];[.Y10];[.Z10];[.AA10];[.AE10];[.AF10];[.AG10];[.AH10] );2)" office:value-type="string" office:string-value="02201000" calcext:value-type="string">
            <text:p>02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BIN2DEC(CONCATENATE([.V11];[.W11];[.X11];[.Y11];[.Z11];[.AA11]))" office:value-type="float" office:value="10" calcext:value-type="float">
            <text:p>10</text:p>
          </table:table-cell>
          <table:table-cell office:value-type="string" calcext:value-type="string">
            <text:p>ADDI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1]; [.C11]; [.D11];[.E11];[.F11];[.G11]);2)&amp;BIN2HEX(CONCATENATE([.H11];[.I11];[.J11];[.K11];[.L11]; [.M11];[.N11];[.O11]);2) &amp; BIN2HEX(CONCATENATE([.P11];[.Q11];[.R11];[.S11];[.T11];[.U11];[.V11];[.W11] );2) &amp; BIN2HEX(CONCATENATE([.X11];[.Y11];[.Z11];[.AA11];[.AE11];[.AF11];[.AG11];[.AH11] );2)" office:value-type="string" office:string-value="008404A0" calcext:value-type="string">
            <text:p>008404A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BIN2DEC(CONCATENATE([.V12];[.W12];[.X12];[.Y12];[.Z12];[.AA12]))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2]; [.C12]; [.D12];[.E12];[.F12];[.G12]);2)&amp;BIN2HEX(CONCATENATE([.H12];[.I12];[.J12];[.K12];[.L12]; [.M12];[.N12];[.O12]);2) &amp; BIN2HEX(CONCATENATE([.P12];[.Q12];[.R12];[.S12];[.T12];[.U12];[.V12];[.W12] );2) &amp; BIN2HEX(CONCATENATE([.X12];[.Y12];[.Z12];[.AA12];[.AE12];[.AF12];[.AG12];[.AH12] );2)" office:value-type="string" office:string-value="000840B0" calcext:value-type="string">
            <text:p>000840B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DDI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BIN2DEC(CONCATENATE([.V13];[.W13];[.X13];[.Y13];[.Z13];[.AA13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3]; [.C13]; [.D13];[.E13];[.F13];[.G13]);2)&amp;BIN2HEX(CONCATENATE([.H13];[.I13];[.J13];[.K13];[.L13]; [.M13];[.N13];[.O13]);2) &amp; BIN2HEX(CONCATENATE([.P13];[.Q13];[.R13];[.S13];[.T13];[.U13];[.V13];[.W13] );2) &amp; BIN2HEX(CONCATENATE([.X13];[.Y13];[.Z13];[.AA13];[.AE13];[.AF13];[.AG13];[.AH13] );2)" office:value-type="string" office:string-value="00201000" calcext:value-type="string">
            <text:p>00201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BIN2DEC(CONCATENATE([.V14];[.W14];[.X14];[.Y14];[.Z14];[.AA14]))" office:value-type="float" office:value="13" calcext:value-type="float">
            <text:p>13</text:p>
          </table:table-cell>
          <table:table-cell office:value-type="string" calcext:value-type="string">
            <text:p>LW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4]; [.C14]; [.D14];[.E14];[.F14];[.G14]);2)&amp;BIN2HEX(CONCATENATE([.H14];[.I14];[.J14];[.K14];[.L14]; [.M14];[.N14];[.O14]);2) &amp; BIN2HEX(CONCATENATE([.P14];[.Q14];[.R14];[.S14];[.T14];[.U14];[.V14];[.W14] );2) &amp; BIN2HEX(CONCATENATE([.X14];[.Y14];[.Z14];[.AA14];[.AE14];[.AF14];[.AG14];[.AH14] );2)" office:value-type="string" office:string-value="008404D0" calcext:value-type="string">
            <text:p>008404D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BIN2DEC(CONCATENATE([.V15];[.W15];[.X15];[.Y15];[.Z15];[.AA15])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5]; [.C15]; [.D15];[.E15];[.F15];[.G15]);2)&amp;BIN2HEX(CONCATENATE([.H15];[.I15];[.J15];[.K15];[.L15]; [.M15];[.N15];[.O15]);2) &amp; BIN2HEX(CONCATENATE([.P15];[.Q15];[.R15];[.S15];[.T15];[.U15];[.V15];[.W15] );2) &amp; BIN2HEX(CONCATENATE([.X15];[.Y15];[.Z15];[.AA15];[.AE15];[.AF15];[.AG15];[.AH15] );2)" office:value-type="string" office:string-value="000840E0" calcext:value-type="string">
            <text:p>000840E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BIN2DEC(CONCATENATE([.V16];[.W16];[.X16];[.Y16];[.Z16];[.AA16]))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6]; [.C16]; [.D16];[.E16];[.F16];[.G16]);2)&amp;BIN2HEX(CONCATENATE([.H16];[.I16];[.J16];[.K16];[.L16]; [.M16];[.N16];[.O16]);2) &amp; BIN2HEX(CONCATENATE([.P16];[.Q16];[.R16];[.S16];[.T16];[.U16];[.V16];[.W16] );2) &amp; BIN2HEX(CONCATENATE([.X16];[.Y16];[.Z16];[.AA16];[.AE16];[.AF16];[.AG16];[.AH16] );2)" office:value-type="string" office:string-value="000210F0" calcext:value-type="string">
            <text:p>000210F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LW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BIN2DEC(CONCATENATE([.V17];[.W17];[.X17];[.Y17];[.Z17];[.AA17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7]; [.C17]; [.D17];[.E17];[.F17];[.G17]);2)&amp;BIN2HEX(CONCATENATE([.H17];[.I17];[.J17];[.K17];[.L17]; [.M17];[.N17];[.O17]);2) &amp; BIN2HEX(CONCATENATE([.P17];[.Q17];[.R17];[.S17];[.T17];[.U17];[.V17];[.W17] );2) &amp; BIN2HEX(CONCATENATE([.X17];[.Y17];[.Z17];[.AA17];[.AE17];[.AF17];[.AG17];[.AH17] );2)" office:value-type="string" office:string-value="00200800" calcext:value-type="string">
            <text:p>002008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BIN2DEC(CONCATENATE([.V18];[.W18];[.X18];[.Y18];[.Z18];[.AA18]))"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8]; [.C18]; [.D18];[.E18];[.F18];[.G18]);2)&amp;BIN2HEX(CONCATENATE([.H18];[.I18];[.J18];[.K18];[.L18]; [.M18];[.N18];[.O18]);2) &amp; BIN2HEX(CONCATENATE([.P18];[.Q18];[.R18];[.S18];[.T18];[.U18];[.V18];[.W18] );2) &amp; BIN2HEX(CONCATENATE([.X18];[.Y18];[.Z18];[.AA18];[.AE18];[.AF18];[.AG18];[.AH18] );2)" office:value-type="string" office:string-value="00840510" calcext:value-type="string">
            <text:p>0084051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BIN2DEC(CONCATENATE([.V19];[.W19];[.X19];[.Y19];[.Z19];[.AA19])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19]; [.C19]; [.D19];[.E19];[.F19];[.G19]);2)&amp;BIN2HEX(CONCATENATE([.H19];[.I19];[.J19];[.K19];[.L19]; [.M19];[.N19];[.O19]);2) &amp; BIN2HEX(CONCATENATE([.P19];[.Q19];[.R19];[.S19];[.T19];[.U19];[.V19];[.W19] );2) &amp; BIN2HEX(CONCATENATE([.X19];[.Y19];[.Z19];[.AA19];[.AE19];[.AF19];[.AG19];[.AH19] );2)" office:value-type="string" office:string-value="00084120" calcext:value-type="string">
            <text:p>0008412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BIN2DEC(CONCATENATE([.V20];[.W20];[.X20];[.Y20];[.Z20];[.AA20]))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0]; [.C20]; [.D20];[.E20];[.F20];[.G20]);2)&amp;BIN2HEX(CONCATENATE([.H20];[.I20];[.J20];[.K20];[.L20]; [.M20];[.N20];[.O20]);2) &amp; BIN2HEX(CONCATENATE([.P20];[.Q20];[.R20];[.S20];[.T20];[.U20];[.V20];[.W20] );2) &amp; BIN2HEX(CONCATENATE([.X20];[.Y20];[.Z20];[.AA20];[.AE20];[.AF20];[.AG20];[.AH20] );2)" office:value-type="string" office:string-value="00021130" calcext:value-type="string">
            <text:p>0002113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SW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BIN2DEC(CONCATENATE([.V21];[.W21];[.X21];[.Y21];[.Z21];[.AA21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1]; [.C21]; [.D21];[.E21];[.F21];[.G21]);2)&amp;BIN2HEX(CONCATENATE([.H21];[.I21];[.J21];[.K21];[.L21]; [.M21];[.N21];[.O21]);2) &amp; BIN2HEX(CONCATENATE([.P21];[.Q21];[.R21];[.S21];[.T21];[.U21];[.V21];[.W21] );2) &amp; BIN2HEX(CONCATENATE([.X21];[.Y21];[.Z21];[.AA21];[.AE21];[.AF21];[.AG21];[.AH21] );2)" office:value-type="string" office:string-value="00400400" calcext:value-type="string">
            <text:p>004004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BIN2DEC(CONCATENATE([.V22];[.W22];[.X22];[.Y22];[.Z22];[.AA22]))" office:value-type="float" office:value="21" calcext:value-type="float">
            <text:p>21</text:p>
          </table:table-cell>
          <table:table-cell office:value-type="string" calcext:value-type="string">
            <text:p>BEQ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2]; [.C22]; [.D22];[.E22];[.F22];[.G22]);2)&amp;BIN2HEX(CONCATENATE([.H22];[.I22];[.J22];[.K22];[.L22]; [.M22];[.N22];[.O22]);2) &amp; BIN2HEX(CONCATENATE([.P22];[.Q22];[.R22];[.S22];[.T22];[.U22];[.V22];[.W22] );2) &amp; BIN2HEX(CONCATENATE([.X22];[.Y22];[.Z22];[.AA22];[.AE22];[.AF22];[.AG22];[.AH22] );2)" office:value-type="string" office:string-value="00040550" calcext:value-type="string">
            <text:p>000405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BIN2DEC(CONCATENATE([.V23];[.W23];[.X23];[.Y23];[.Z23];[.AA23])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3]; [.C23]; [.D23];[.E23];[.F23];[.G23]);2)&amp;BIN2HEX(CONCATENATE([.H23];[.I23];[.J23];[.K23];[.L23]; [.M23];[.N23];[.O23]);2) &amp; BIN2HEX(CONCATENATE([.P23];[.Q23];[.R23];[.S23];[.T23];[.U23];[.V23];[.W23] );2) &amp; BIN2HEX(CONCATENATE([.X23];[.Y23];[.Z23];[.AA23];[.AE23];[.AF23];[.AG23];[.AH23] );2)" office:value-type="string" office:string-value="00880560" calcext:value-type="string">
            <text:p>0088056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BIN2DEC(CONCATENATE([.V24];[.W24];[.X24];[.Y24];[.Z24];[.AA24]))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4]; [.C24]; [.D24];[.E24];[.F24];[.G24]);2)&amp;BIN2HEX(CONCATENATE([.H24];[.I24];[.J24];[.K24];[.L24]; [.M24];[.N24];[.O24]);2) &amp; BIN2HEX(CONCATENATE([.P24];[.Q24];[.R24];[.S24];[.T24];[.U24];[.V24];[.W24] );2) &amp; BIN2HEX(CONCATENATE([.X24];[.Y24];[.Z24];[.AA24];[.AE24];[.AF24];[.AG24];[.AH24] );2)" office:value-type="string" office:string-value="04101170" calcext:value-type="string">
            <text:p>041011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BIN2DEC(CONCATENATE([.V25];[.W25];[.X25];[.Y25];[.Z25];[.AA25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5]; [.C25]; [.D25];[.E25];[.F25];[.G25]);2)&amp;BIN2HEX(CONCATENATE([.H25];[.I25];[.J25];[.K25];[.L25]; [.M25];[.N25];[.O25]);2) &amp; BIN2HEX(CONCATENATE([.P25];[.Q25];[.R25];[.S25];[.T25];[.U25];[.V25];[.W25] );2) &amp; BIN2HEX(CONCATENATE([.X25];[.Y25];[.Z25];[.AA25];[.AE25];[.AF25];[.AG25];[.AH25] );2)" office:value-type="string" office:string-value="10000000" calcext:value-type="string">
            <text:p>10000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BIN2DEC(CONCATENATE([.V26];[.W26];[.X26];[.Y26];[.Z26];[.AA26]))" office:value-type="float" office:value="25" calcext:value-type="float">
            <text:p>25</text:p>
          </table:table-cell>
          <table:table-cell office:value-type="string" calcext:value-type="string">
            <text:p>OnZ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6]; [.C26]; [.D26];[.E26];[.F26];[.G26]);2)&amp;BIN2HEX(CONCATENATE([.H26];[.I26];[.J26];[.K26];[.L26]; [.M26];[.N26];[.O26]);2) &amp; BIN2HEX(CONCATENATE([.P26];[.Q26];[.R26];[.S26];[.T26];[.U26];[.V26];[.W26] );2) &amp; BIN2HEX(CONCATENATE([.X26];[.Y26];[.Z26];[.AA26];[.AE26];[.AF26];[.AG26];[.AH26] );2)" office:value-type="string" office:string-value="00042190" calcext:value-type="string">
            <text:p>0004219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BIN2DEC(CONCATENATE([.V27];[.W27];[.X27];[.Y27];[.Z27];[.AA27])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7]; [.C27]; [.D27];[.E27];[.F27];[.G27]);2)&amp;BIN2HEX(CONCATENATE([.H27];[.I27];[.J27];[.K27];[.L27]; [.M27];[.N27];[.O27]);2) &amp; BIN2HEX(CONCATENATE([.P27];[.Q27];[.R27];[.S27];[.T27];[.U27];[.V27];[.W27] );2) &amp; BIN2HEX(CONCATENATE([.X27];[.Y27];[.Z27];[.AA27];[.AE27];[.AF27];[.AG27];[.AH27] );2)" office:value-type="string" office:string-value="000841A0" calcext:value-type="string">
            <text:p>000841A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EQ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BIN2DEC(CONCATENATE([.V28];[.W28];[.X28];[.Y28];[.Z28];[.AA28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8]; [.C28]; [.D28];[.E28];[.F28];[.G28]);2)&amp;BIN2HEX(CONCATENATE([.H28];[.I28];[.J28];[.K28];[.L28]; [.M28];[.N28];[.O28]);2) &amp; BIN2HEX(CONCATENATE([.P28];[.Q28];[.R28];[.S28];[.T28];[.U28];[.V28];[.W28] );2) &amp; BIN2HEX(CONCATENATE([.X28];[.Y28];[.Z28];[.AA28];[.AE28];[.AF28];[.AG28];[.AH28] );2)" office:value-type="string" office:string-value="00009000" calcext:value-type="string">
            <text:p>000090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R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BIN2DEC(CONCATENATE([.V29];[.W29];[.X29];[.Y29];[.Z29];[.AA29]))" office:value-type="float" office:value="28" calcext:value-type="float">
            <text:p>28</text:p>
          </table:table-cell>
          <table:table-cell office:value-type="string" calcext:value-type="string">
            <text:p>JALR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29]; [.C29]; [.D29];[.E29];[.F29];[.G29]);2)&amp;BIN2HEX(CONCATENATE([.H29];[.I29];[.J29];[.K29];[.L29]; [.M29];[.N29];[.O29]);2) &amp; BIN2HEX(CONCATENATE([.P29];[.Q29];[.R29];[.S29];[.T29];[.U29];[.V29];[.W29] );2) &amp; BIN2HEX(CONCATENATE([.X29];[.Y29];[.Z29];[.AA29];[.AE29];[.AF29];[.AG29];[.AH29] );2)" office:value-type="string" office:string-value="00A021C0" calcext:value-type="string">
            <text:p>00A021C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JALR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BIN2DEC(CONCATENATE([.V30];[.W30];[.X30];[.Y30];[.Z30];[.AA30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0]; [.C30]; [.D30];[.E30];[.F30];[.G30]);2)&amp;BIN2HEX(CONCATENATE([.H30];[.I30];[.J30];[.K30];[.L30]; [.M30];[.N30];[.O30]);2) &amp; BIN2HEX(CONCATENATE([.P30];[.Q30];[.R30];[.S30];[.T30];[.U30];[.V30];[.W30] );2) &amp; BIN2HEX(CONCATENATE([.X30];[.Y30];[.Z30];[.AA30];[.AE30];[.AF30];[.AG30];[.AH30] );2)" office:value-type="string" office:string-value="00008400" calcext:value-type="string">
            <text:p>000084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HALT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BIN2DEC(CONCATENATE([.V31];[.W31];[.X31];[.Y31];[.Z31];[.AA31]))" office:value-type="float" office:value="29" calcext:value-type="float">
            <text:p>29</text:p>
          </table:table-cell>
          <table:table-cell office:value-type="string" calcext:value-type="string">
            <text:p>HALT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1]; [.C31]; [.D31];[.E31];[.F31];[.G31]);2)&amp;BIN2HEX(CONCATENATE([.H31];[.I31];[.J31];[.K31];[.L31]; [.M31];[.N31];[.O31]);2) &amp; BIN2HEX(CONCATENATE([.P31];[.Q31];[.R31];[.S31];[.T31];[.U31];[.V31];[.W31] );2) &amp; BIN2HEX(CONCATENATE([.X31];[.Y31];[.Z31];[.AA31];[.AE31];[.AF31];[.AG31];[.AH31] );2)" office:value-type="string" office:string-value="000001D0" calcext:value-type="string">
            <text:p>000001D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" table:formula="of:= BIN2HEX(CONCATENATE([.B32]; [.C32]; [.D32];[.E32];[.F32];[.G32]);2)&amp;BIN2HEX(CONCATENATE([.H32];[.I32];[.J32];[.K32];[.L32]; [.M32];[.N32];[.O32]);2) &amp; BIN2HEX(CONCATENATE([.P32];[.Q32];[.R32];[.S32];[.T32];[.U32];[.V32];[.W32] );2) &amp; BIN2HEX(CONCATENATE([.X32];[.Y32];[.Z32];[.AA32];[.AE32];[.AF32];[.AG32];[.AH32] );2)" office:value-type="string" office:string-value="01A021F4" calcext:value-type="string">
            <text:p>01A021F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 BIN2HEX(CONCATENATE([.B33]; [.C33]; [.D33];[.E33];[.F33];[.G33]);2)&amp;BIN2HEX(CONCATENATE([.H33];[.I33];[.J33];[.K33];[.L33]; [.M33];[.N33];[.O33]);2) &amp; BIN2HEX(CONCATENATE([.P33];[.Q33];[.R33];[.S33];[.T33];[.U33];[.V33];[.W33] );2) &amp; BIN2HEX(CONCATENATE([.X33];[.Y33];[.Z33];[.AA33];[.AE33];[.AF33];[.AG33];[.AH33] );2)" office:value-type="string" office:string-value="00020202" calcext:value-type="string">
            <text:p>00020202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INT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7" table:formula="of:= BIN2HEX(CONCATENATE([.B34]; [.C34]; [.D34];[.E34];[.F34];[.G34]);2)&amp;BIN2HEX(CONCATENATE([.H34];[.I34];[.J34];[.K34];[.L34]; [.M34];[.N34];[.O34]);2) &amp; BIN2HEX(CONCATENATE([.P34];[.Q34];[.R34];[.S34];[.T34];[.U34];[.V34];[.W34] );2) &amp; BIN2HEX(CONCATENATE([.X34];[.Y34];[.Z34];[.AA34];[.AE34];[.AF34];[.AG34];[.AH34] );2)" office:value-type="string" office:string-value="00008800" calcext:value-type="string">
            <text:p>0000880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EI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5]; [.C35]; [.D35];[.E35];[.F35];[.G35]);2)&amp;BIN2HEX(CONCATENATE([.H35];[.I35];[.J35];[.K35];[.L35]; [.M35];[.N35];[.O35]);2) &amp; BIN2HEX(CONCATENATE([.P35];[.Q35];[.R35];[.S35];[.T35];[.U35];[.V35];[.W35] );2) &amp; BIN2HEX(CONCATENATE([.X35];[.Y35];[.Z35];[.AA35];[.AE35];[.AF35];[.AG35];[.AH35] );2)" office:value-type="string" office:string-value="0000000C" calcext:value-type="string">
            <text:p>0000000C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DI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6]; [.C36]; [.D36];[.E36];[.F36];[.G36]);2)&amp;BIN2HEX(CONCATENATE([.H36];[.I36];[.J36];[.K36];[.L36]; [.M36];[.N36];[.O36]);2) &amp; BIN2HEX(CONCATENATE([.P36];[.Q36];[.R36];[.S36];[.T36];[.U36];[.V36];[.W36] );2) &amp; BIN2HEX(CONCATENATE([.X36];[.Y36];[.Z36];[.AA36];[.AE36];[.AF36];[.AG36];[.AH36] );2)" office:value-type="string" office:string-value="00000004" calcext:value-type="string">
            <text:p>00000004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RETI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37]; [.C37]; [.D37];[.E37];[.F37];[.G37]);2)&amp;BIN2HEX(CONCATENATE([.H37];[.I37];[.J37];[.K37];[.L37]; [.M37];[.N37];[.O37]);2) &amp; BIN2HEX(CONCATENATE([.P37];[.Q37];[.R37];[.S37];[.T37];[.U37];[.V37];[.W37] );2) &amp; BIN2HEX(CONCATENATE([.X37];[.Y37];[.Z37];[.AA37];[.AE37];[.AF37];[.AG37];[.AH37] );2)" office:value-type="string" office:string-value="0180840C" calcext:value-type="string">
            <text:p>0180840C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ONJ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NJ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 BIN2HEX(CONCATENATE([.B38]; [.C38]; [.D38];[.E38];[.F38];[.G38]);2)&amp;BIN2HEX(CONCATENATE([.H38];[.I38];[.J38];[.K38];[.L38]; [.M38];[.N38];[.O38]);2) &amp; BIN2HEX(CONCATENATE([.P38];[.Q38];[.R38];[.S38];[.T38];[.U38];[.V38];[.W38] );2) &amp; BIN2HEX(CONCATENATE([.X38];[.Y38];[.Z38];[.AA38];[.AE38];[.AF38];[.AG38];[.AH38] );2)" office:value-type="string" office:string-value="00040650" calcext:value-type="string">
            <text:p>0004065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ONJ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ce7" table:formula="of:= BIN2HEX(CONCATENATE([.B39]; [.C39]; [.D39];[.E39];[.F39];[.G39]);2)&amp;BIN2HEX(CONCATENATE([.H39];[.I39];[.J39];[.K39];[.L39]; [.M39];[.N39];[.O39]);2) &amp; BIN2HEX(CONCATENATE([.P39];[.Q39];[.R39];[.S39];[.T39];[.U39];[.V39];[.W39] );2) &amp; BIN2HEX(CONCATENATE([.X39];[.Y39];[.Z39];[.AA39];[.AE39];[.AF39];[.AG39];[.AH39] );2)" office:value-type="string" office:string-value="00880660" calcext:value-type="string">
            <text:p>00880660</text:p>
          </table:table-cell>
          <table:table-cell table:number-columns-repeated="989"/>
        </table:table-row>
        <table:table-row table:style-name="ro2">
          <table:table-cell table:style-name="Default" office:value-type="string" calcext:value-type="string">
            <text:p>BONJ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40]; [.C40]; [.D40];[.E40];[.F40];[.G40]);2)&amp;BIN2HEX(CONCATENATE([.H40];[.I40];[.J40];[.K40];[.L40]; [.M40];[.N40];[.O40]);2) &amp; BIN2HEX(CONCATENATE([.P40];[.Q40];[.R40];[.S40];[.T40];[.U40];[.V40];[.W40] );2) &amp; BIN2HEX(CONCATENATE([.X40];[.Y40];[.Z40];[.AA40];[.AE40];[.AF40];[.AG40];[.AH40] );2)" office:value-type="string" office:string-value="00021270" calcext:value-type="string">
            <text:p>00021270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ONJ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 BIN2HEX(CONCATENATE([.B41]; [.C41]; [.D41];[.E41];[.F41];[.G41]);2)&amp;BIN2HEX(CONCATENATE([.H41];[.I41];[.J41];[.K41];[.L41]; [.M41];[.N41];[.O41]);2) &amp; BIN2HEX(CONCATENATE([.P41];[.Q41];[.R41];[.S41];[.T41];[.U41];[.V41];[.W41] );2) &amp; BIN2HEX(CONCATENATE([.X41];[.Y41];[.Z41];[.AA41];[.AE41];[.AF41];[.AG41];[.AH41] );2)" office:value-type="string" office:string-value="20400000" calcext:value-type="string">
            <text:p>20400000</text:p>
          </table:table-cell>
          <table:table-cell table:number-columns-repeated="989"/>
        </table:table-row>
        <table:table-row table:style-name="ro2" table:number-rows-repeated="15">
          <table:table-cell table:number-columns-repeated="15"/>
          <table:table-cell table:style-name="Default" table:number-columns-repeated="17"/>
          <table:table-cell table:number-columns-repeated="992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5"/>
          <table:table-cell table:style-name="ce3" office:value-type="string" calcext:value-type="string">
            <text:p>INT ROM</text:p>
          </table:table-cell>
          <table:table-cell table:number-columns-repeated="5"/>
          <table:table-cell table:style-name="ce3" office:value-type="string" calcext:value-type="string" table:number-columns-spanned="5" table:number-rows-spanned="1">
            <text:p>Z ROM</text:p>
          </table:table-cell>
          <table:covered-table-cell table:number-columns-repeated="4"/>
          <table:table-cell table:number-columns-repeated="2"/>
          <table:table-cell table:style-name="ce4"/>
          <table:table-cell table:style-name="ce4" office:value-type="string" calcext:value-type="string" table:number-columns-spanned="2" table:number-rows-spanned="1">
            <text:p>Sequencer ROM</text:p>
          </table:table-cell>
          <table:covered-table-cell table:style-name="ce4"/>
          <table:table-cell table:number-columns-repeated="993"/>
        </table:table-row>
        <table:table-row table:style-name="ro2">
          <table:table-cell table:number-columns-repeated="15"/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  <table:table-cell office:value-type="string" calcext:value-type="string" table:number-columns-spanned="3" table:number-rows-spanned="1">
            <text:p>Comment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Value</text:p>
          </table:table-cell>
          <table:table-cell table:number-columns-repeated="993"/>
        </table:table-row>
        <table:table-row table:style-name="ro2">
          <table:table-cell table:number-columns-repeated="15"/>
          <table:table-cell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office:value-type="string" calcext:value-type="string">
            <text:p>No int pending</text:p>
          </table:table-cell>
          <table:table-cell table:number-columns-repeated="3"/>
          <table:table-cell table:number-columns-repeated="2" office:value-type="string" calcext:value-type="string">
            <text:p>0x0</text:p>
          </table:table-cell>
          <table:table-cell office:value-type="string" calcext:value-type="string" table:number-columns-spanned="3" table:number-rows-spanned="1">
            <text:p>Branch Not taken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0x0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2">
          <table:table-cell table:number-columns-repeated="15"/>
          <table:table-cell office:value-type="string" calcext:value-type="string">
            <text:p>0x1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Int is pending</text:p>
          </table:table-cell>
          <table:table-cell table:number-columns-repeated="3"/>
          <table:table-cell office:value-type="string" calcext:value-type="string">
            <text:p>0x1</text:p>
          </table:table-cell>
          <table:table-cell office:value-type="string" calcext:value-type="string">
            <text:p>0x18</text:p>
          </table:table-cell>
          <table:table-cell office:value-type="string" calcext:value-type="string" table:number-columns-spanned="3" table:number-rows-spanned="1">
            <text:p>Branch Taken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NAND</text:p>
          </table:table-cell>
          <table:table-cell office:value-type="string" calcext:value-type="string">
            <text:p>0x1</text:p>
          </table:table-cell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ADDI</text:p>
          </table:table-cell>
          <table:table-cell office:value-type="string" calcext:value-type="string">
            <text:p>0x2</text:p>
          </table:table-cell>
          <table:table-cell office:value-type="float" office:value="9" calcext:value-type="float">
            <text:p>9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LW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SW</text:p>
          </table:table-cell>
          <table:table-cell office:value-type="string" calcext:value-type="string">
            <text:p>0x4</text:p>
          </table:table-cell>
          <table:table-cell office:value-type="float" office:value="10" calcext:value-type="float">
            <text:p>10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BEQ</text:p>
          </table:table-cell>
          <table:table-cell office:value-type="string" calcext:value-type="string">
            <text:p>0x5</text:p>
          </table:table-cell>
          <table:table-cell office:value-type="float" office:value="14" calcext:value-type="float">
            <text:p>14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JALR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1B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HALT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9"/>
          <table:table-cell office:value-type="string" calcext:value-type="string">
            <text:p>0x8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9"/>
          <table:table-cell office:value-type="string" calcext:value-type="string">
            <text:p>0x9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EI</text:p>
          </table:table-cell>
          <table:table-cell office:value-type="string" calcext:value-type="string">
            <text:p>0xA</text:p>
          </table:table-cell>
          <table:table-cell office:value-type="float" office:value="21" calcext:value-type="float">
            <text:p>21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DI</text:p>
          </table:table-cell>
          <table:table-cell office:value-type="string" calcext:value-type="string">
            <text:p>0xB</text:p>
          </table:table-cell>
          <table:table-cell office:value-type="float" office:value="22" calcext:value-type="float">
            <text:p>22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RETI</text:p>
          </table:table-cell>
          <table:table-cell office:value-type="string" calcext:value-type="string">
            <text:p>0xC</text:p>
          </table:table-cell>
          <table:table-cell office:value-type="float" office:value="23" calcext:value-type="float">
            <text:p>23</text:p>
          </table:table-cell>
          <table:table-cell table:number-columns-repeated="993"/>
        </table:table-row>
        <table:table-row table:style-name="ro2">
          <table:table-cell table:number-columns-repeated="28"/>
          <table:table-cell table:style-name="Default" office:value-type="string" calcext:value-type="string">
            <text:p>BONI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1D</text:p>
          </table:table-cell>
          <table:table-cell table:number-columns-repeated="993"/>
        </table:table-row>
        <table:table-row table:style-name="ro2">
          <table:table-cell table:number-columns-repeated="28"/>
          <table:table-cell office:value-type="string" calcext:value-type="string">
            <text:p>BONJ</text:p>
          </table:table-cell>
          <table:table-cell office:value-type="string" calcext:value-type="string">
            <text:p>0xE</text:p>
          </table:table-cell>
          <table:table-cell office:value-type="float" office:value="24" calcext:value-type="float">
            <text:p>24</text:p>
          </table:table-cell>
          <table:table-cell table:number-columns-repeated="99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8"/>
          <table:table-cell table:style-name="ce5" office:value-type="string" calcext:value-type="string" table:number-columns-spanned="3" table:number-rows-spanned="2">
            <text:p><text:span text:style-name="T1">Note:</text:span> The OpCode is the same as the address in the sequencer ROM</text:p>
          </table:table-cell>
          <table:covered-table-cell table:number-columns-repeated="2"/>
          <table:table-cell table:number-columns-repeated="993"/>
        </table:table-row>
        <table:table-row table:style-name="ro2">
          <table:table-cell table:number-columns-repeated="28"/>
          <table:covered-table-cell table:number-columns-repeated="3"/>
          <table:table-cell table:number-columns-repeated="99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9:26:21.285755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42:30.240439698</meta:creation-date>
    <dc:date>2015-09-21T22:48:49.632636115</dc:date>
    <meta:editing-duration>PT3H40M42S</meta:editing-duration>
    <meta:editing-cycles>16</meta:editing-cycles>
    <meta:generator>LibreOffice/4.4.2.2$Linux_X86_64 LibreOffice_project/40m0$Build-2</meta:generator>
    <meta:document-statistic meta:table-count="1" meta:cell-count="1476" meta:object-count="0"/>
  </office:meta>
</office:document-meta>
</file>